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66.2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 wheel Stanhope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10" calcext:value-type="float">
            <text:p>10</text:p>
          </table:table-cell>
          <table:table-cell table:style-name="ce1"/>
          <table:table-cell table:style-name="ce1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WHR/NWNG zoo car (not yet drawn)</text:p>
          </table:table-cell>
          <table:table-cell table:style-name="ce11" office:value-type="string" calcext:value-type="string">
            <text:p>Narrow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C27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00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13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21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2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54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66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75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86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319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61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69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80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88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84" calcext:value-type="float">
            <text:p>84</text:p>
          </table:table-cell>
          <table:table-cell/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00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15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27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32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37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38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41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42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44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45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47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48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449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52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62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63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472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474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475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481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482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483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486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487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0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96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97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98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99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01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03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04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05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07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08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10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12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13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15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20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21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23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26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27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28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29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30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32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33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35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36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37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39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40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41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42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44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45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47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48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49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50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51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52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53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54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55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56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57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59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60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561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62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63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64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66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67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68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73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574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75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7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79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580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81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82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83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84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585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86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587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88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89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9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91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92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93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94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97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98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99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00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01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02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03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06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07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08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1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1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1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1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15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16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17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18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19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22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23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24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630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633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635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38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46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48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51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53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659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663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64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666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671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673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674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77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78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79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80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81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82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685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87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88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689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94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95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97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700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04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709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710]+25" office:value-type="float" office:value="194" calcext:value-type="float">
            <text:p>1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13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14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15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16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17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718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719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721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724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729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733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735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741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744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746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747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748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749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750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751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82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751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9">00/00/0000</text:date>, <text:time style:data-style-name="N2" text:time-value="13:03:49.5149356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8-12-29T15:38:50.881262531</dc:date>
    <meta:editing-duration>P68DT14H20M</meta:editing-duration>
    <meta:editing-cycles>1494</meta:editing-cycles>
    <meta:generator>LibreOffice/6.0.7.3$Linux_X86_64 LibreOffice_project/00m0$Build-3</meta:generator>
    <dc:creator>James Petts</dc:creator>
    <meta:document-statistic meta:table-count="3" meta:cell-count="4687" meta:object-count="0"/>
  </office:meta>
</office:document-meta>
</file>